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3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98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justify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justify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justify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justify" fo:margin-left="-18.00pt" fo:text-indent="18.00pt"/>
    </style:style>
    <style:style style:name="P9" style:family="paragraph">
      <style:paragraph-properties fo:line-height="100.00%" fo:text-align="justify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justify" fo:margin-left="-18.00pt" fo:text-indent="18.00pt"/>
    </style:style>
    <style:style style:name="P11" style:family="paragraph">
      <style:paragraph-properties fo:line-height="100.00%" fo:text-align="justify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justify" fo:margin-left="-18.00pt" fo:text-indent="18.00pt"/>
    </style:style>
    <style:style style:name="P13" style:family="paragraph">
      <style:paragraph-properties fo:line-height="100.00%" fo:text-align="justify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justify" fo:margin-left="-18.00pt" fo:text-indent="18.00pt"/>
    </style:style>
    <style:style style:name="P15" style:family="paragraph">
      <style:paragraph-properties fo:line-height="100.00%" fo:text-align="justify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justify" fo:margin-left="-18.00pt" fo:text-indent="18.00pt"/>
    </style:style>
    <style:style style:name="P17" style:family="paragraph">
      <style:paragraph-properties fo:line-height="100.00%" fo:text-align="justify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justify" fo:margin-left="-18.00pt" fo:text-indent="18.00pt"/>
    </style:style>
    <style:style style:name="P19" style:family="paragraph">
      <style:paragraph-properties fo:line-height="100.00%" fo:text-align="justify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justify" fo:margin-left="-18.00pt" fo:text-indent="18.00pt"/>
    </style:style>
    <style:style style:name="P21" style:family="paragraph">
      <style:paragraph-properties fo:line-height="100.00%" fo:text-align="justify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justify" fo:margin-left="-18.00pt" fo:text-indent="18.00pt"/>
    </style:style>
    <style:style style:name="P23" style:family="paragraph">
      <style:paragraph-properties fo:line-height="100.00%" fo:text-align="justify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justify" fo:margin-left="-18.00pt" fo:text-indent="18.00pt"/>
    </style:style>
    <style:style style:name="P25" style:family="paragraph">
      <style:paragraph-properties fo:line-height="100.00%" fo:text-align="justify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justify" fo:margin-left="-18.00pt" fo:text-indent="18.00pt"/>
    </style:style>
    <style:style style:name="P27" style:family="paragraph">
      <style:paragraph-properties fo:line-height="100.00%" fo:text-align="justify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justify" fo:margin-left="-18.00pt" fo:text-indent="18.00pt"/>
    </style:style>
    <style:style style:name="P29" style:family="paragraph">
      <style:paragraph-properties fo:line-height="100.00%" fo:text-align="justify"/>
    </style:style>
  </office:automatic-styles>
  <office:body>
    <office:text>
      <text:p text:style-name="P1"><text:span text:style-name="T1">Móricz Zsigmond</text:span></text:p>
      <text:p text:style-name="P2"><text:span text:style-name="T2"/></text:p>
      <text:p text:style-name="P3"><text:span text:style-name="T3">Móricz Zsigmond regényeiben a vidéki életet ábrázolja, de nem azon a bukolikus módon ahogy Theokritosznál vagy Vergiliusnál láttuk. Móricz a brutális igazságot tárja az olvasó elé, amir</text:span><text:span text:style-name="T4">ől n</text:span><text:span text:style-name="T5">éha nem is szeretnénk tudni. Móricz az, aki rájön arra, hogy a falusi élet annyira hierarchikus és átláthatatlan hogy ebb</text:span><text:span text:style-name="T6">ől sosem lehet kil</text:span><text:span text:style-name="T7">épni. Ábrázolásmódja realisztikus, és a naturalizmus is fontos jellemz</text:span><text:span text:style-name="T8">ő mely m</text:span><text:span text:style-name="T9">ár-már undort kelt.</text:span></text:p>
      <text:p text:style-name="P3"><text:span text:style-name="T10"/></text:p>
      <text:p text:style-name="P3"><text:span text:style-name="T11">Tragédia (1909)</text:span></text:p>
      <text:p text:style-name="P3"><text:span text:style-name="T12">Azt a világot ábrázolja amir</text:span><text:span text:style-name="T13">ől nem sz</text:span><text:span text:style-name="T14">ívesen tudunk, társadalom peremvidéke. A falu életén belül is a legrosszabbakról ír, ezzel akarja felhívni az emberek figyelmét a testet-lelket deformáló nyomorra. Zárt hierarchikus kasztrendszer.</text:span></text:p>
      <text:list text:style-name="L4">
        <text:list-item>
          <text:p text:style-name="P4"><text:span text:style-name="T15">Cím:</text:span></text:p>
        </text:list-item>
      </text:list>
      <text:p text:style-name="P5"><text:span text:style-name="T16">El</text:span><text:span text:style-name="T17">őrevet</text:span><text:span text:style-name="T18">íti a tragédiát, visszafordíthatatlan értékvesztés, sorscsapás, mert emberélet vész el. Azonban az a külvilág számára jelentéktelen, valóban nem tragédia.</text:span></text:p>
      <text:p text:style-name="P5"><text:span text:style-name="T19">A költ</text:span><text:span text:style-name="T20">ő nem sirat meg, t</text:span><text:span text:style-name="T21">ávolságot tartó, tárgyilagos, semmi érzelmet nem mutat a szerepl</text:span><text:span text:style-name="T22">ő ir</text:span><text:span text:style-name="T23">ánt, nem magyaráz, csak tényeket közöl.</text:span></text:p>
      <text:list text:style-name="L6">
        <text:list-item>
          <text:p text:style-name="P6"><text:span text:style-name="T24">M</text:span><text:span text:style-name="T25">űfaj:</text:span></text:p>
        </text:list-item>
      </text:list>
      <text:p text:style-name="P7"><text:span text:style-name="T26">novella<text:s/></text:span><text:span text:style-name="T27">→</text:span><text:span text:style-name="T28"><text:s/>rövid id</text:span><text:span text:style-name="T29">őterjedelem, egy t</text:span><text:span text:style-name="T30">ér, kevés szerepl</text:span><text:span text:style-name="T31">ő/<text:line-break/></text:span></text:p>
      <text:p text:style-name="P7"><text:span text:style-name="T32">In medias ressel kezd</text:span><text:span text:style-name="T33">ődik (eposzi kell</text:span><text:span text:style-name="T34">ék). Idilli valóságot ábrázol, szinte utópisztikus, életképszer</text:span><text:span text:style-name="T35">ű kezd</text:span><text:span text:style-name="T36">és. Már itt hatalmas az ellentét Kis János és a környezete között<text:s/></text:span><text:span text:style-name="T37">→</text:span><text:span text:style-name="T38"><text:s/>térben is elkülönül, annyi emberi kapcsolata sincs hogy a többiekkel beszélgessen.</text:span></text:p>
      <text:p text:style-name="P7"><text:span text:style-name="T39">Igénytelenség: a tarló közepén fekszik</text:span></text:p>
      <text:p text:style-name="P7"><text:span text:style-name="T40"/></text:p>
      <text:p text:style-name="P7"><text:span text:style-name="T41">Kis János</text:span><text:span text:style-name="T42">: Tucat mind a keresztneve mind a vezetékneve. Utalhat a jelentéktelenségére</text:span></text:p>
      <text:p text:style-name="P7"><text:span text:style-name="T42">Átlagos sorsú, teljesen észrevétlen életet él, az esküv</text:span><text:span text:style-name="T43">őn egy sarokban<text:s/></text:span><text:span text:style-name="T44">ült, a fia sem tör</text:span><text:span text:style-name="T45">őd</text:span><text:span text:style-name="T46">ött vele.</text:span></text:p>
      <text:p text:style-name="P7"><text:span text:style-name="T47">A fia ijeszt</text:span><text:span text:style-name="T48">ően hasonl</text:span><text:span text:style-name="T49">ít hozzá<text:s/></text:span><text:span text:style-name="T50">→</text:span><text:span text:style-name="T51"><text:s/>ugyan ez lesz a sorsa. Kis János apja az étel miatt hal meg, és Kis Jánosnak is ez lesz a sorsa, az egyén sorsa nemzedékek sorsát jelenti.</text:span></text:p>
      <text:p text:style-name="P7"><text:span text:style-name="T52"/></text:p>
      <text:p text:style-name="P7"><text:span text:style-name="T53">Kapcsolatai:</text:span></text:p>
      <text:list text:style-name="L8">
        <text:list-item>
          <text:p text:style-name="P8"><text:span text:style-name="T54">apjával nem volt jó a kapcsolata, a feleségét veri, mert éhes, a fia ételt hoz, de<text:s/></text:span><text:span text:style-name="T55">ő nem ad neki</text:span></text:p>
        </text:list-item>
        <text:list-item>
          <text:p text:style-name="P8"><text:span text:style-name="T56">egész élete egy kegyetlen harc az élelem megszerzéséért<text:s/></text:span><text:span text:style-name="T57">→</text:span><text:span text:style-name="T58"><text:s/>állati viselkedés, létfenntartás, minden kapcsolatát ez határozza meg</text:span></text:p>
        </text:list-item>
        <text:list-item>
          <text:p text:style-name="P8"><text:span text:style-name="T59">belerúg a macskába<text:s/></text:span><text:span text:style-name="T60">→</text:span><text:span text:style-name="T61"><text:s/>visszatér</text:span><text:span text:style-name="T62">ő cselekedet: tehetetlens</text:span><text:span text:style-name="T63">ég, elégedetlenség, menthetetlenség ösztönök szintjén való kifejezése</text:span></text:p>
        </text:list-item>
        <text:list-item>
          <text:p text:style-name="P8"><text:span text:style-name="T64">fordulat: lakodalom: b</text:span><text:span text:style-name="T65">ős</text:span><text:span text:style-name="T66">ég szimbólum (visszatér</text:span><text:span text:style-name="T67">ő mot</text:span><text:span text:style-name="T68">ívum) a saját lakodalmán lakott jól utoljára<text:s/></text:span><text:span text:style-name="T69">→</text:span><text:span text:style-name="T70"><text:s/>beteg lett t</text:span><text:span text:style-name="T71">őle<text:s/></text:span><text:span text:style-name="T72">→</text:span><text:span text:style-name="T73"><text:s/>el</text:span><text:span text:style-name="T74">őre jelzi a v</text:span><text:span text:style-name="T75">égét, baljós. Nevetséges cél: kieszi Sarudyt a vagyonából<text:s text:c="2"/></text:span><text:span text:style-name="T76">→</text:span><text:span text:style-name="T77"><text:s/>értelmetlen cél. Készült a bosszúra: nem mert reggelizni, az ebédet meg se kóstolta, már szédült</text:span></text:p>
        </text:list-item>
      </text:list>
      <text:p text:style-name="P9"><text:span text:style-name="T78">Nagy fordulat:</text:span></text:p>
      <text:list text:style-name="L10">
        <text:list-item>
          <text:p text:style-name="P10"><text:span text:style-name="T79">a legelején jól lakott, megdöbben, csak azért is eszik tovább, gépiesen, munkagépb</text:span><text:span text:style-name="T80">ől evőg</text:span><text:span text:style-name="T81">ép lett</text:span></text:p>
        </text:list-item>
        <text:list-item>
          <text:p text:style-name="P10"><text:span text:style-name="T82">nem élvezi az ételt, nem érez ízeket<text:s/></text:span><text:span text:style-name="T83">→</text:span><text:span text:style-name="T84"><text:s/>monoton cselekvés</text:span></text:p>
        </text:list-item>
        <text:list-item>
          <text:p text:style-name="P10"><text:span text:style-name="T85">hiányzik mögüle az ember, mutatja az elembertelenedést</text:span></text:p>
        </text:list-item>
        <text:list-item>
          <text:p text:style-name="P10"><text:span text:style-name="T85">heroikus küzdelem zajlik<text:s/></text:span><text:span text:style-name="T86">→</text:span><text:span text:style-name="T87"><text:s/>visszatér az eposzhoz</text:span></text:p>
        </text:list-item>
        <text:list-item>
          <text:p text:style-name="P10"><text:span text:style-name="T88">az evést heroikusnak beállítani ironikus ---&gt; groteszk</text:span></text:p>
        </text:list-item>
        <text:list-item>
          <text:p text:style-name="P10"><text:span text:style-name="T88">ellenfél: étel, enumeráció: felsorolja ellenfeleit: leves, túrós csusza, lencse, töltött káposzta, zsíros, kövér ételek<text:s/></text:span><text:span text:style-name="T89">→</text:span><text:span text:style-name="T90"><text:s/>komoly ellenfelek</text:span></text:p>
        </text:list-item>
      </text:list>
      <text:p text:style-name="P11"><text:span text:style-name="T91">Naturalizmus: hányás, fuldoklás, kigúvadt szemek</text:span></text:p>
      <text:list text:style-name="L12">
        <text:list-item>
          <text:p text:style-name="P12"><text:span text:style-name="T91">leállatosított vonás:<text:s/></text:span><text:span text:style-name="T92">„</text:span><text:span text:style-name="T93">Dögölj meg kutya!”</text:span></text:p>
        </text:list-item>
        <text:list-item>
          <text:p text:style-name="P12"><text:span text:style-name="T94">ő m</text:span><text:span text:style-name="T95">ég nevetett apja halálán, az övét már észre sem veszik, semmi nem változik meg, nem hoz megváltást, a rend nem áll vissza, az élet közömbösen halad tovább<text:s/></text:span><text:span text:style-name="T96">→</text:span><text:span text:style-name="T97"><text:s/>így ez a tragédia nem tragédia</text:span></text:p>
        </text:list-item>
        <text:list-item>
          <text:p text:style-name="P12"><text:span text:style-name="T98">a cél, hogy egyszer az életében jól lakjon az a tragédia, méghozzá a társadalom tragédiája</text:span></text:p>
        </text:list-item>
      </text:list>
      <text:p text:style-name="P13"><text:span text:style-name="T99"/></text:p>
      <text:p text:style-name="P13"><text:span text:style-name="T100">Barbárok</text:span></text:p>
      <text:p text:style-name="P13"><text:span text:style-name="T101"/></text:p>
      <text:p text:style-name="P13"><text:span text:style-name="T102">Hasonlóság a Tragédiával</text:span></text:p>
      <text:list text:style-name="L14">
        <text:list-item>
          <text:p text:style-name="P14"><text:span text:style-name="T103">téma: olyan világot ábrázol amir</text:span><text:span text:style-name="T104">ől nem akarunk tudni</text:span></text:p>
        </text:list-item>
        <text:list-item>
          <text:p text:style-name="P14"><text:span text:style-name="T105">halál</text:span></text:p>
        </text:list-item>
        <text:list-item>
          <text:p text:style-name="P14"><text:span text:style-name="T105">közönyösség, távolságtartás</text:span></text:p>
        </text:list-item>
        <text:list-item>
          <text:p text:style-name="P14"><text:span text:style-name="T105">in medias res</text:span></text:p>
        </text:list-item>
        <text:list-item>
          <text:p text:style-name="P14"><text:span text:style-name="T105">undort kelt</text:span><text:span text:style-name="T106">ő eszk</text:span><text:span text:style-name="T107">özök</text:span></text:p>
        </text:list-item>
        <text:list-item>
          <text:p text:style-name="P14"><text:span text:style-name="T108">balladisztikus vonások</text:span></text:p>
        </text:list-item>
      </text:list>
      <text:p text:style-name="P15"><text:span text:style-name="T109"/></text:p>
      <text:p text:style-name="P15"><text:span text:style-name="T110">Felépítés:</text:span></text:p>
      <text:list text:style-name="L16">
        <text:list-item>
          <text:p text:style-name="P16"><text:span text:style-name="T111">3 részb</text:span><text:span text:style-name="T112">ől<text:s/></text:span><text:span text:style-name="T113">áll<text:s/></text:span><text:span text:style-name="T114">→</text:span><text:span text:style-name="T115"><text:s/>a 3-as szám a mese felé viszi<text:s/></text:span><text:span text:style-name="T116">→</text:span><text:span text:style-name="T117"><text:s/>népmese</text:span></text:p>
        </text:list-item>
        <text:list-item>
          <text:p text:style-name="P16"><text:span text:style-name="T118">1. rész: gyilkosság</text:span><text:span text:style-name="T119">→</text:span><text:span text:style-name="T120"><text:s/>tulajdon hiánya</text:span></text:p>
        </text:list-item>
        <text:list-item>
          <text:p text:style-name="P16"><text:span text:style-name="T121">2. rész: keresés, kutatás</text:span><text:span text:style-name="T122">→</text:span><text:span text:style-name="T123"><text:s/>családtagok hiánya</text:span></text:p>
        </text:list-item>
        <text:list-item>
          <text:p text:style-name="P16"><text:span text:style-name="T124">3. rész: leleplez</text:span><text:span text:style-name="T125">őd</text:span><text:span text:style-name="T126">és<text:tab/></text:span><text:span text:style-name="T127">→</text:span><text:span text:style-name="T128"><text:s/>igazság hiánya</text:span></text:p>
        </text:list-item>
      </text:list>
      <text:p text:style-name="P17"><text:span text:style-name="T129"/></text:p>
      <text:p text:style-name="P17"><text:span text:style-name="T130">további népmesei elemek</text:span></text:p>
      <text:list text:style-name="L18">
        <text:list-item>
          <text:p text:style-name="P18"><text:span text:style-name="T131">„</text:span><text:span text:style-name="T132">ment, ment, addig ment...”</text:span></text:p>
        </text:list-item>
        <text:list-item>
          <text:p text:style-name="P18"><text:span text:style-name="T133">fekete hajú asszony: gyászra utal</text:span></text:p>
        </text:list-item>
        <text:list-item>
          <text:p text:style-name="P18"><text:span text:style-name="T133">fehér ruha: ártatlanság, h</text:span><text:span text:style-name="T134">űs</text:span><text:span text:style-name="T135">ég<text:s/></text:span><text:span text:style-name="T136">→</text:span><text:span text:style-name="T137"><text:s/>az asszony a példája hogy nem mindenki barbár</text:span></text:p>
        </text:list-item>
        <text:list-item>
          <text:p text:style-name="P18"><text:span text:style-name="T138">jelentése id</text:span><text:span text:style-name="T139">őtlenn</text:span><text:span text:style-name="T140">é tágul = történelmi id</text:span><text:span text:style-name="T141">ő jel</text:span><text:span text:style-name="T142">öletlen<text:s/></text:span><text:span text:style-name="T143">→</text:span><text:span text:style-name="T144"><text:s/>példázattá válik</text:span></text:p>
        </text:list-item>
      </text:list>
      <text:p text:style-name="P19"><text:span text:style-name="T145"/></text:p>
      <text:p text:style-name="P19"><text:span text:style-name="T146">1. szakasz</text:span></text:p>
      <text:list text:style-name="L20">
        <text:list-item>
          <text:p text:style-name="P20"><text:span text:style-name="T147">rövid, sz</text:span><text:span text:style-name="T148">űkszav</text:span><text:span text:style-name="T149">ú párbeszédek<text:s/></text:span><text:span text:style-name="T150">→</text:span><text:span text:style-name="T151"><text:s/>balladára utal</text:span></text:p>
        </text:list-item>
        <text:list-item>
          <text:p text:style-name="P20"><text:span text:style-name="T152">lineáris id</text:span><text:span text:style-name="T153">ővezet</text:span><text:span text:style-name="T154">és, nem folyamatos id</text:span><text:span text:style-name="T155">őszerkezet</text:span></text:p>
        </text:list-item>
        <text:list-item>
          <text:p text:style-name="P20"><text:span text:style-name="T156">1. rész: pár óra; 2. rész 1 év; 3. rész: 1-2 óra</text:span></text:p>
        </text:list-item>
        <text:list-item>
          <text:p text:style-name="P20"><text:span text:style-name="T156">1. és 2. rész között 10 nap telik el, a 2. és 3. között pár nap<text:s/></text:span><text:span text:style-name="T157">→</text:span><text:span text:style-name="T158"><text:s/>ez szaggatottá teszi a m</text:span><text:span text:style-name="T159">űvet</text:span></text:p>
        </text:list-item>
      </text:list>
      <text:p text:style-name="P21"><text:span text:style-name="T160"/></text:p>
      <text:p text:style-name="P21"><text:span text:style-name="T161">tempóváltások:</text:span></text:p>
      <text:list text:style-name="L22">
        <text:list-item>
          <text:p text:style-name="P22"><text:span text:style-name="T162">nagyon lassan indul a cselekmény majd hirtelen felgyorsul<text:s/></text:span><text:span text:style-name="T163">→</text:span><text:span text:style-name="T164"><text:s/>gyilkosság</text:span></text:p>
        </text:list-item>
        <text:list-item>
          <text:p text:style-name="P22"><text:span text:style-name="T165">nagyon lassan indul ez is, majd pár nap alatt felgyorsulnak az események</text:span></text:p>
        </text:list-item>
        <text:list-item>
          <text:p text:style-name="P22"><text:span text:style-name="T165">ugyanez jellemz</text:span><text:span text:style-name="T166">ő erre is</text:span></text:p>
        </text:list-item>
      </text:list>
      <text:p text:style-name="P23"><text:span text:style-name="T167">- ez mind fokozza a feszültséget</text:span></text:p>
      <text:p text:style-name="P23"><text:span text:style-name="T168"/></text:p>
      <text:p text:style-name="P23"><text:span text:style-name="T169">A m</text:span><text:span text:style-name="T170">űben l</text:span><text:span text:style-name="T171">év</text:span><text:span text:style-name="T172">ő kommunik</text:span><text:span text:style-name="T173">áció nyelvi megalkotása</text:span></text:p>
      <text:list text:style-name="L24">
        <text:list-item>
          <text:p text:style-name="P24"><text:span text:style-name="T174">a párbeszéd a kommunikációra irányítja a figyelmet</text:span><text:span text:style-name="T175">, sz</text:span><text:span text:style-name="T176">űkszavúak</text:span><text:span text:style-name="T177"/></text:p>
        </text:list-item>
        <text:list-item>
          <text:p text:style-name="P24"><text:span text:style-name="T177">a csendnek is feszültségteremt</text:span><text:span text:style-name="T178">ő ereje van</text:span><text:span text:style-name="T179"/></text:p>
        </text:list-item>
        <text:list-item>
          <text:p text:style-name="P24"><text:span text:style-name="T180">metakommunikáció m</text:span><text:span text:style-name="T181">űk</text:span><text:span text:style-name="T182">ödik</text:span></text:p>
        </text:list-item>
        <text:list-item>
          <text:p text:style-name="P24"><text:span text:style-name="T183">körülnéz a juhász hogy hol a botja és közelebb húzza<text:s/></text:span><text:span text:style-name="T184">→</text:span><text:span text:style-name="T185"><text:s/>fél</text:span></text:p>
        </text:list-item>
        <text:list-item>
          <text:p text:style-name="P24"><text:span text:style-name="T186">kutya: fülel, szimatol, vicsorogva ugat</text:span></text:p>
        </text:list-item>
        <text:list-item>
          <text:p text:style-name="P24"><text:span text:style-name="T186">az öv csak ürügy, valamit kérdez de nem ez érdekli</text:span></text:p>
        </text:list-item>
        <text:list-item>
          <text:p text:style-name="P24"><text:span text:style-name="T186">Szeged környékén játszódik a pusztában</text:span><text:span text:style-name="T187">,<text:s/></text:span><text:span text:style-name="T188">tájnyelv: atmoszféra teremt</text:span><text:span text:style-name="T189">ő erő,<text:s/></text:span><text:span text:style-name="T190">a 3. részben fontos</text:span><text:span text:style-name="T191">,<text:s/></text:span><text:span text:style-name="T192">a vizsgálóbíró is tájnyelven beszél<text:s/></text:span><text:span text:style-name="T193">→</text:span><text:span text:style-name="T194"><text:s/>a pandúr nyelvén próbál beszélni, hátha jobban megnyílik neki</text:span></text:p>
        </text:list-item>
      </text:list>
      <text:p text:style-name="P25"><text:span text:style-name="T195"/></text:p>
      <text:p text:style-name="P25"><text:span text:style-name="T196">Összekapcsoló elemek</text:span></text:p>
      <text:p text:style-name="P25"><text:span text:style-name="T197"><text:s text:c="6"/></text:span><text:span text:style-name="T198">szíj</text:span></text:p>
      <text:list text:style-name="L26">
        <text:list-item>
          <text:p text:style-name="P26"><text:span text:style-name="T199">1. ürügy</text:span></text:p>
        </text:list-item>
        <text:list-item>
          <text:p text:style-name="P26"><text:span text:style-name="T199">2. azonosítás</text:span></text:p>
        </text:list-item>
        <text:list-item>
          <text:p text:style-name="P26"><text:span text:style-name="T199">3. leleplez</text:span><text:span text:style-name="T200">őd</text:span><text:span text:style-name="T201">és, bizonyíték</text:span></text:p>
        </text:list-item>
        <text:list-item>
          <text:p text:style-name="P26"><text:span text:style-name="T202">kabalisztikus jelentés<text:s/></text:span><text:span text:style-name="T203">→</text:span><text:span text:style-name="T204"><text:s/>a tárgyaknak lelke van, túlmutatnak magukon, babonás hitvilág</text:span></text:p>
        </text:list-item>
      </text:list>
      <text:p text:style-name="P27"><text:span text:style-name="T205"/></text:p>
      <text:p text:style-name="P27"><text:span text:style-name="T206">utolsó szó</text:span><text:span text:style-name="T207">:<text:s/></text:span><text:span text:style-name="T208">„</text:span><text:span text:style-name="T209">barbárok”<text:s/></text:span><text:span text:style-name="T210">→</text:span><text:span text:style-name="T211"><text:s/>körkörösen lezárja a novellát</text:span></text:p>
      <text:list text:style-name="L28">
        <text:list-item>
          <text:p text:style-name="P28"><text:span text:style-name="T212">a bíró ezt elt</text:span><text:span text:style-name="T213">űnődve mondja<text:s/></text:span><text:span text:style-name="T214">→</text:span><text:span text:style-name="T215"><text:s/>általánosít</text:span></text:p>
        </text:list-item>
        <text:list-item>
          <text:p text:style-name="P28"><text:span text:style-name="T216">nem csak a gyilkosra vonatkozik, hanem az áldozatokra is</text:span></text:p>
        </text:list-item>
        <text:list-item>
          <text:p text:style-name="P28"><text:span text:style-name="T216">ezek az emberek primitívek, tudatlanok, sötét babonák világában élnek</text:span></text:p>
        </text:list-item>
      </text:list>
      <text:p text:style-name="P29"><text:span text:style-name="T217"/></text:p>
      <text:p text:style-name="P29"><text:span text:style-name="T218">pusztaság: visszataszító elmaradottság szimbóluma, amely er</text:span><text:span text:style-name="T219">őszakot sz</text:span><text:span text:style-name="T220">ül</text:span><text:span text:style-name="T2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